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1" svg:font-family="Calibri"/>
    <style:font-face style:name="Lucida Console" svg:font-family="'Lucida Console'"/>
    <style:font-face style:name="Calibri" svg:font-family="Calibri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002cm" fo:margin-left="0cm" table:align="left" style:may-break-between-rows="true" style:writing-mode="lr-tb"/>
    </style:style>
    <style:style style:name="Table1.A" style:family="table-column">
      <style:table-column-properties style:column-width="16.002cm"/>
    </style:style>
    <style:style style:name="Table1.1" style:family="table-row">
      <style:table-row-properties style:min-row-height="0.681cm"/>
    </style:style>
    <style:style style:name="Table1.A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0.5pt solid #00000a" fo:border-bottom="0.5pt solid #00000a" fo:vertical-align="top">
        <style:background-image/>
      </style:table-cell-properties>
    </style:style>
    <style:style style:name="Table1.2" style:family="table-row">
      <style:table-row-properties style:min-row-height="1.612cm"/>
    </style:style>
    <style:style style:name="Table1.A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0.5pt solid #00000a" fo:border-bottom="0.5pt solid #00000a" fo:vertical-align="top">
        <style:background-image/>
      </style:table-cell-properties>
    </style:style>
    <style:style style:name="Table2" style:family="table">
      <style:table-properties style:width="16.002cm" fo:margin-left="0cm" table:align="left" style:may-break-between-rows="true" style:writing-mode="lr-tb"/>
    </style:style>
    <style:style style:name="Table2.A" style:family="table-column">
      <style:table-column-properties style:column-width="16.002cm"/>
    </style:style>
    <style:style style:name="Table2.1" style:family="table-row">
      <style:table-row-properties style:min-row-height="0.681cm"/>
    </style:style>
    <style:style style:name="Table2.A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0.5pt solid #00000a" fo:border-bottom="0.5pt solid #00000a" fo:vertical-align="top">
        <style:background-image/>
      </style:table-cell-properties>
    </style:style>
    <style:style style:name="Table2.2" style:family="table-row">
      <style:table-row-properties style:min-row-height="1.612cm"/>
    </style:style>
    <style:style style:name="Table2.A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0.5pt solid #00000a" fo:border-bottom="0.5pt solid #00000a" fo:vertical-align="top">
        <style:background-image/>
      </style:table-cell-properties>
    </style:style>
    <style:style style:name="Table3" style:family="table">
      <style:table-properties style:width="16.002cm" fo:margin-left="0cm" table:align="left" style:may-break-between-rows="true" style:writing-mode="lr-tb"/>
    </style:style>
    <style:style style:name="Table3.A" style:family="table-column">
      <style:table-column-properties style:column-width="16.002cm"/>
    </style:style>
    <style:style style:name="Table3.1" style:family="table-row">
      <style:table-row-properties style:min-row-height="0.681cm"/>
    </style:style>
    <style:style style:name="Table3.A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0.5pt solid #00000a" fo:border-bottom="0.5pt solid #00000a" fo:vertical-align="top">
        <style:background-image/>
      </style:table-cell-properties>
    </style:style>
    <style:style style:name="Table3.2" style:family="table-row">
      <style:table-row-properties style:min-row-height="1.612cm"/>
    </style:style>
    <style:style style:name="Table3.A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0.5pt solid #00000a" fo:border-bottom="0.5pt solid #00000a" fo:vertical-align="top">
        <style:background-image/>
      </style:table-cell-properties>
    </style:style>
    <style:style style:name="P1" style:family="paragraph" style:parent-style-name="Standard">
      <style:paragraph-properties fo:margin-left="0.99cm" fo:margin-right="0cm" fo:margin-top="0.423cm" fo:margin-bottom="0cm" loext:contextual-spacing="false" fo:line-height="100%" fo:text-align="justify" style:justify-single-word="false" fo:text-indent="-0.99cm" style:auto-text-indent="false"/>
    </style:style>
    <style:style style:name="P2" style:family="paragraph" style:parent-style-name="Standard">
      <style:paragraph-properties fo:margin-left="0.99cm" fo:margin-right="0cm" fo:margin-top="0.212cm" fo:margin-bottom="0cm" loext:contextual-spacing="false" fo:line-height="100%" fo:text-align="justify" style:justify-single-word="false" fo:text-indent="-0.99cm" style:auto-text-indent="false"/>
    </style:style>
    <style:style style:name="P3" style:family="paragraph" style:parent-style-name="Standard">
      <style:paragraph-properties fo:margin-left="0.988cm" fo:margin-right="0cm" fo:margin-top="0.212cm" fo:margin-bottom="0cm" loext:contextual-spacing="false" fo:line-height="100%" fo:text-align="center" style:justify-single-word="false" fo:text-indent="-0.988cm" style:auto-text-indent="false"/>
    </style:style>
    <style:style style:name="P4" style:family="paragraph" style:parent-style-name="Standard">
      <style:paragraph-properties fo:margin-left="0.988cm" fo:margin-right="0cm" fo:margin-top="0.212cm" fo:margin-bottom="0cm" loext:contextual-spacing="false" fo:line-height="100%" fo:text-align="start" style:justify-single-word="false" fo:text-indent="-0.988cm" style:auto-text-indent="false"/>
    </style:style>
    <style:style style:name="P5" style:family="paragraph" style:parent-style-name="Standard">
      <style:paragraph-properties fo:margin-top="0.212cm" fo:margin-bottom="0cm" loext:contextual-spacing="false" fo:line-height="100%" fo:text-align="start" style:justify-single-word="false"/>
    </style:style>
    <style:style style:name="P6" style:family="paragraph" style:parent-style-name="Standard">
      <style:paragraph-properties fo:margin-left="1.752cm" fo:margin-right="0cm" fo:margin-top="0.141cm" fo:margin-bottom="0cm" loext:contextual-spacing="false" fo:line-height="100%" fo:text-align="center" style:justify-single-word="false" fo:text-indent="-1.752cm" style:auto-text-indent="false"/>
      <style:text-properties style:use-window-font-color="true" style:font-name="Calibri1" fo:font-size="18pt" fo:font-weight="bold" fo:background-color="transparent" style:font-name-asian="Calibri1" style:font-name-complex="Calibri1"/>
    </style:style>
    <style:style style:name="P7" style:family="paragraph" style:parent-style-name="Standard">
      <style:paragraph-properties fo:margin-left="0.99cm" fo:margin-right="0cm" fo:margin-top="0.212cm" fo:margin-bottom="0cm" loext:contextual-spacing="false" fo:line-height="100%" fo:text-align="justify" style:justify-single-word="false" fo:text-indent="-0.99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8" style:family="paragraph" style:parent-style-name="Standard">
      <style:paragraph-properties fo:margin-left="0.988cm" fo:margin-right="0cm" fo:margin-top="0.212cm" fo:margin-bottom="0cm" loext:contextual-spacing="false" fo:line-height="100%" fo:text-align="start" style:justify-single-word="false" fo:text-indent="-0.988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9" style:family="paragraph" style:parent-style-name="Standard">
      <style:paragraph-properties fo:margin-left="0.988cm" fo:margin-right="0cm" fo:margin-top="0.212cm" fo:margin-bottom="0cm" loext:contextual-spacing="false" fo:line-height="100%" fo:text-align="justify" style:justify-single-word="false" fo:text-indent="-0.988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0" style:family="paragraph" style:parent-style-name="Standard">
      <style:paragraph-properties fo:margin-left="0.988cm" fo:margin-right="0cm" fo:margin-top="0.212cm" fo:margin-bottom="0cm" loext:contextual-spacing="false" fo:line-height="100%" fo:text-align="start" style:justify-single-word="false" fo:text-indent="-0.988cm" style:auto-text-indent="false"/>
      <style:text-properties style:use-window-font-color="true" style:font-name="Calibri1" fo:font-size="12pt" fo:font-style="italic" fo:font-weight="bold" fo:background-color="transparent" style:font-name-asian="Calibri1" style:font-name-complex="Calibri1"/>
    </style:style>
    <style:style style:name="P11" style:family="paragraph" style:parent-style-name="Standard">
      <style:paragraph-properties fo:margin-left="0.988cm" fo:margin-right="0cm" fo:margin-top="0.212cm" fo:margin-bottom="0cm" loext:contextual-spacing="false" fo:line-height="100%" fo:text-align="center" style:justify-single-word="false" fo:text-indent="-0.988cm" style:auto-text-indent="false"/>
      <style:text-properties style:use-window-font-color="true" style:font-name="Calibri1" fo:font-size="14pt" fo:font-weight="bold" fo:background-color="transparent" style:font-name-asian="Calibri1" style:font-name-complex="Calibri1"/>
    </style:style>
    <style:style style:name="P12" style:family="paragraph" style:parent-style-name="Standard">
      <style:paragraph-properties fo:margin-top="0.212cm" fo:margin-bottom="0cm" loext:contextual-spacing="false"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3" style:family="paragraph" style:parent-style-name="Standard">
      <style:paragraph-properties fo:margin-left="0cm" fo:margin-right="0cm" fo:margin-top="0.212cm" fo:margin-bottom="0cm" loext:contextual-spacing="false" fo:line-height="100%" fo:text-align="justify" style:justify-single-word="false" fo:text-indent="0cm" style:auto-text-indent="false"/>
      <style:text-properties style:use-window-font-color="true" style:font-name="Calibri1" fo:font-size="12pt" fo:font-style="italic" fo:font-weight="normal" fo:background-color="transparent" style:font-name-asian="Calibri1" style:font-name-complex="Calibri1"/>
    </style:style>
    <style:style style:name="T1" style:family="text">
      <style:text-properties style:use-window-font-color="true" style:font-name="Calibri1" fo:font-size="12pt" fo:font-weight="bold" fo:background-color="transparent" loext:char-shading-value="0" style:font-name-asian="Calibri1" style:font-name-complex="Calibri1"/>
    </style:style>
    <style:style style:name="T2" style:family="text">
      <style:text-properties style:use-window-font-color="true" style:font-name="Calibri1" fo:font-size="12pt" fo:font-weight="normal" fo:background-color="transparent" loext:char-shading-value="0" style:font-name-asian="Calibri1" style:font-name-complex="Calibri1"/>
    </style:style>
    <style:style style:name="T3" style:family="text">
      <style:text-properties style:use-window-font-color="true" style:font-name="Calibri1" fo:font-size="12pt" fo:font-style="italic" fo:font-weight="bold" fo:background-color="transparent" loext:char-shading-value="0" style:font-name-asian="Calibri1" style:font-name-complex="Calibri1"/>
    </style:style>
    <style:style style:name="T4" style:family="text">
      <style:text-properties style:use-window-font-color="true" style:font-name="Calibri1" fo:font-size="12pt" fo:font-style="italic" fo:font-weight="normal" fo:background-color="transparent" loext:char-shading-value="0" style:font-name-asian="Calibri1" style:font-name-complex="Calibri1"/>
    </style:style>
    <style:style style:name="T5" style:family="text">
      <style:text-properties style:use-window-font-color="true" style:font-name="Calibri1" fo:font-size="11pt" fo:font-weight="normal" fo:background-color="transparent" loext:char-shading-value="0" style:font-name-asian="Calibri1" style:font-name-complex="Calibri1"/>
    </style:style>
    <style:style style:name="T6" style:family="text">
      <style:text-properties style:use-window-font-color="true" style:font-name="Calibri1" fo:font-size="14pt" fo:font-weight="bold" fo:background-color="transparent" loext:char-shading-value="0" style:font-name-asian="Calibri1" style:font-name-complex="Calibri1"/>
    </style:style>
    <style:style style:name="T7" style:family="text">
      <style:text-properties style:use-window-font-color="true" style:text-position="super 58%" style:font-name="Calibri1" fo:font-size="14pt" fo:font-weight="bold" fo:background-color="transparent" loext:char-shading-value="0" style:font-name-asian="Calibri1" style:font-name-complex="Calibri1"/>
    </style:style>
    <style:style style:name="T8" style:family="text">
      <style:text-properties style:use-window-font-color="true" style:font-name="Lucida Console" fo:font-size="9pt" fo:font-weight="normal" fo:background-color="transparent" loext:char-shading-value="0" style:font-name-asian="Lucida Console" style:font-name-complex="Lucida Consol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Verification document</text:p>
      <text:p text:style-name="P1"><text:span text:style-name="T1">Program or utility to verify:</text:span><text:span text:style-name="T2"> Man Command</text:span></text:p>
      <text:p text:style-name="P2"><text:span text:style-name="T1">Author(s) of the program:</text:span><text:span text:style-name="T2"> Jon Rubio</text:span></text:p>
      <text:p text:style-name="P2"><text:span text:style-name="T1">Author(s) of the verification document:</text:span><text:span text:style-name="T2"> Jon Rubio</text:span></text:p>
      <text:p text:style-name="P2"><text:span text:style-name="T1">Author(s) of the verification:</text:span><text:span text:style-name="T2"> Jon Rubio</text:span></text:p>
      <text:p text:style-name="P7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<text:span text:style-name="T6">1</text:span><text:span text:style-name="T7">st</text:span><text:span text:style-name="T6">verification case</text:span></text:p>
          </table:table-cell>
        </table:table-row>
        <table:table-row table:style-name="Table1.2">
          <table:table-cell table:style-name="Table1.A2" office:value-type="string">
            <text:p text:style-name="P4"><text:span text:style-name="T1">Objective</text:span><text:span text:style-name="T2">: get information about all the commands that are inside the game. Here we proves with wrong structure.</text:span></text:p>
            <text:p text:style-name="P4"><text:span text:style-name="T1">Input</text:span><text:span text:style-name="T2">: man</text:span></text:p>
            <text:p text:style-name="P5"><text:span text:style-name="T1">Previewed output</text:span><text:span text:style-name="T2">: </text:span></text:p>
            <text:p text:style-name="P5"><text:span text:style-name="T5">The console it's going to print like a warning message explaining what do you need to works well, need more arguments (man</text:span><text:span text:style-name="T8">: missing operand).</text:span></text:p>
            <text:p text:style-name="P4"><text:span text:style-name="T1">Verification output</text:span><text:span text:style-name="T2">: </text:span></text:p>
            <text:p text:style-name="P4"><text:span text:style-name="T5">The program prints a warning mesage (</text:span><text:span text:style-name="T8">man: missing operand).</text:span></text:p>
            <text:p text:style-name="P4"><text:span text:style-name="T3">Explanation</text:span><text:span text:style-name="T4">: </text:span></text:p>
            <text:p text:style-name="P8">In that case, it's not going to work because you have to specify what command information wanna see (more arguments).</text:p>
          </table:table-cell>
        </table:table-row>
      </table:table>
      <text:p text:style-name="P9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"><text:span text:style-name="T6">2</text:span><text:span text:style-name="T7">nd</text:span><text:span text:style-name="T6">verification case</text:span></text:p>
          </table:table-cell>
        </table:table-row>
        <table:table-row table:style-name="Table2.2">
          <table:table-cell table:style-name="Table2.A2" office:value-type="string">
            <text:p text:style-name="P4"><text:span text:style-name="T1">Objective</text:span><text:span text:style-name="T2">: get information about all the commands that are inside the game. Here a command that exist.</text:span></text:p>
            <text:p text:style-name="P4"><text:span text:style-name="T1">Input</text:span><text:span text:style-name="T2">: man cd</text:span></text:p>
            <text:p text:style-name="P5"><text:span text:style-name="T1">Previewed output</text:span><text:span text:style-name="T2">:</text:span></text:p>
            <text:p text:style-name="P12">The console should print all the information about cd (cd-&gt;Change the working directory of the current shell by execution environment by executing the following steps in sequence).</text:p>
            <text:p text:style-name="P4"><text:span text:style-name="T1">Verification output</text:span><text:span text:style-name="T2">: </text:span></text:p>
            <text:p text:style-name="P8">The program prints all the information about cd (cd-&gt;Change the working directory of the current shell by execution environment by executing the following steps in sequence).</text:p>
            <text:p text:style-name="P4"><text:span text:style-name="T1">Explanation</text:span><text:span text:style-name="T2">: </text:span></text:p>
            <text:p text:style-name="P8">It works well because we have registered the information of cd and correct structure, so it's going to print.</text:p>
          </table:table-cell>
        </table:table-row>
      </table:table>
      <text:p text:style-name="P9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"><text:span text:style-name="T6">3</text:span><text:span text:style-name="T7">rd</text:span><text:span text:style-name="T6">verification case</text:span></text:p>
          </table:table-cell>
        </table:table-row>
        <text:soft-page-break/>
        <table:table-row table:style-name="Table3.2">
          <table:table-cell table:style-name="Table3.A2" office:value-type="string">
            <text:p text:style-name="P4"><text:span text:style-name="T1">Objective</text:span><text:span text:style-name="T2">: get information about all the commands that are inside the game. Here a command that exist.</text:span></text:p>
            <text:p text:style-name="P4"><text:span text:style-name="T1">Input</text:span><text:span text:style-name="T2">: man pwd</text:span></text:p>
            <text:p text:style-name="P5"><text:span text:style-name="T1">Previewed output</text:span><text:span text:style-name="T2">:</text:span></text:p>
            <text:p text:style-name="P12">The console should print all the information about pwd (pwd-&gt;Print the full filename of the current working directory).</text:p>
            <text:p text:style-name="P4"><text:span text:style-name="T1">Verification output</text:span><text:span text:style-name="T2">: </text:span></text:p>
            <text:p text:style-name="P12">The program prints all the information about pwd (pwd-&gt;Print the full filename of the current working directory).</text:p>
            <text:p text:style-name="P4"><text:span text:style-name="T3">Explanation</text:span><text:span text:style-name="T4">: </text:span></text:p>
            <text:p text:style-name="P8">It works well because we have registered the information of pwd and correct structure, so it's going to print.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1" svg:font-family="Calibri"/>
    <style:font-face style:name="Lucida Console" svg:font-family="'Lucida Console'"/>
    <style:font-face style:name="Calibri" svg:font-family="Calibri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none" fo:country="none" style:font-name-asian="DejaVu Sans" style:font-size-asian="12pt" style:language-asian="none" style:country-asian="none" style:font-name-complex="Bitstream Vera Sans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5-17T09:21:37.180343444</dc:date>
    <meta:editing-duration>PT23S</meta:editing-duration>
    <meta:editing-cycles>1</meta:editing-cycles>
    <meta:document-statistic meta:table-count="3" meta:image-count="0" meta:object-count="0" meta:page-count="2" meta:paragraph-count="32" meta:word-count="288" meta:character-count="1875" meta:non-whitespace-character-count="1612"/>
    <meta:generator>LibreOffice/6.3.6.2$Linux_X86_64 LibreOffice_project/30$Build-2</meta:generator>
  </office:meta>
</office:document-meta>
</file>